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 style:master-page-name="Standard">
      <loext:graphic-properties draw:fill-color="#ffffff"/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uck quesadilla - A sketch...</text:span></text:p>
      <text:p text:style-name="P2"/>
      <text:p text:style-name="P1"><text:span text:style-name="T1">Brine</text:span></text:p>
      <text:p text:style-name="P1"><text:tab/>Salt</text:p>
      <text:p text:style-name="P1"><text:tab/>Water</text:p>
      <text:p text:style-name="P1"><text:tab/>Worcestershire Sauce</text:p>
      <text:p text:style-name="P5">3 Garlic cloves, chopped</text:p>
      <text:p text:style-name="P5">4 oz Orange Juice</text:p>
      <text:p text:style-name="P5">4 Tbs Honey</text:p>
      <text:p text:style-name="P1"/>
      <text:p text:style-name="P1"/>
      <text:p text:style-name="P1"><text:span text:style-name="T1">Vinaigrette</text:span></text:p>
      <text:p text:style-name="P6"><text:tab/>1 Red bell pepper, in pieces, roasted</text:p>
      <text:p text:style-name="P6"><text:tab/>2 chipotle peppers in adobo, chopped</text:p>
      <text:p text:style-name="P5">1 shallot, chopped</text:p>
      <text:p text:style-name="P5">2 Tbs Cider vinegar</text:p>
      <text:p text:style-name="P5">2 Tbs Honey</text:p>
      <text:p text:style-name="P5">Salt</text:p>
      <text:p text:style-name="P5">Olive oil</text:p>
      <text:p text:style-name="P1"/>
      <text:p text:style-name="P1"/>
      <text:p text:style-name="P1">6 oz Jack cheese, grated</text:p>
      <text:p text:style-name="P1">6 oz Goat cheese, crumbled</text:p>
      <text:p text:style-name="P1">Another red pepper, cut into pieces</text:p>
      <text:p text:style-name="P1">White onion, sliced</text:p>
      <text:p text:style-name="P1"/>
      <text:p text:style-name="P3">Brine duck overnight</text:p>
      <text:p text:style-name="P3">Cook six hours at 200 degrees in fat and brine juice. Chop chicken.</text:p>
      <text:p text:style-name="P3"/>
      <text:p text:style-name="P1">Char duck in a skillet with peppers and onions</text:p>
      <text:p text:style-name="P1"/>
      <text:p text:style-name="P1">Make quesadill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94" meta:character-count="518" meta:non-whitespace-character-count="443"/>
    <meta:generator>LibreOffice/6.0.6.2$Linux_X86_64 LibreOffice_project/00m0$Build-2</meta:generator>
  </office:meta>
</office:document-meta>
</file>